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tillium Web" svg:font-family="'Titillium Web', sans-serif"/>
  </office:font-face-decls>
  <office:automatic-styles>
    <style:style style:name="Table1" style:family="table">
      <style:table-properties style:width="7.625in" fo:margin-left="-0.3083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4375in"/>
    </style:style>
    <style:style style:name="Table1.F" style:family="table-column">
      <style:table-column-properties style:column-width="1.43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.22" style:family="table-row">
      <style:table-row-properties style:min-row-height="0.3264in"/>
    </style:style>
    <style:style style:name="Table1.38" style:family="table-row">
      <style:table-row-properties style:min-row-height="0.2958in"/>
    </style:style>
    <style:style style:name="Table1.45" style:family="table-row">
      <style:table-row-properties style:min-row-height="0.5708in"/>
    </style:style>
    <style:style style:name="P1" style:family="paragraph" style:parent-style-name="Standard">
      <style:text-properties fo:font-variant="normal" fo:text-transform="none" fo:color="#484646" loext:opacity="100%" style:text-line-through-style="none" style:text-line-through-type="none" style:font-name="Titillium Web" fo:font-size="14pt" fo:font-style="normal" style:text-underline-style="none" fo:font-weight="bold" style:text-blinking="false" fo:background-color="transparent"/>
    </style:style>
    <style:style style:name="P2" style:family="paragraph" style:parent-style-name="Standard">
      <style:text-properties fo:font-variant="normal" fo:text-transform="none" fo:color="#212529" loext:opacity="100%" style:text-line-through-style="none" style:text-line-through-type="none" style:font-name="Titillium Web" fo:font-size="10pt" fo:font-style="normal" style:text-underline-style="none" fo:font-weight="bold" officeooo:rsid="000313a3" officeooo:paragraph-rsid="000313a3" style:text-blinking="false" fo:background-color="transparent"/>
    </style:style>
    <style:style style:name="P3" style:family="paragraph" style:parent-style-name="Standard">
      <style:text-properties fo:font-variant="normal" fo:text-transform="none" fo:color="#212529" loext:opacity="100%" style:text-line-through-style="none" style:text-line-through-type="none" style:font-name="Titillium Web" fo:font-size="10pt" fo:font-style="normal" style:text-underline-style="none" fo:font-weight="bold" officeooo:rsid="000313a3" officeooo:paragraph-rsid="000c3058" style:text-blinking="false" fo:background-color="transparent"/>
    </style:style>
    <style:style style:name="P4" style:family="paragraph" style:parent-style-name="Standard">
      <style:text-properties fo:font-variant="normal" fo:text-transform="none" fo:color="#212529" loext:opacity="100%" style:text-line-through-style="none" style:text-line-through-type="none" style:font-name="Titillium Web" fo:font-size="10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text-properties fo:font-variant="normal" fo:text-transform="none" fo:color="#212529" loext:opacity="100%" style:text-line-through-style="none" style:text-line-through-type="none" style:font-name="Titillium Web" fo:font-size="10pt" fo:font-style="normal" style:text-underline-style="none" fo:font-weight="bold" officeooo:paragraph-rsid="000313a3" style:text-blinking="false" fo:background-color="transparent"/>
    </style:style>
    <style:style style:name="P6" style:family="paragraph" style:parent-style-name="Standard">
      <style:text-properties fo:font-variant="normal" fo:text-transform="none" fo:color="#212529" loext:opacity="100%" style:text-line-through-style="none" style:text-line-through-type="none" style:font-name="Titillium Web" fo:font-size="10pt" fo:language="fr" fo:country="FR" fo:font-style="normal" style:text-underline-style="none" fo:font-weight="bold" officeooo:rsid="000c3058" officeooo:paragraph-rsid="000c3058" style:text-blinking="false" fo:background-color="transparent"/>
    </style:style>
    <style:style style:name="P7" style:family="paragraph" style:parent-style-name="Table_20_Contents">
      <style:text-properties fo:font-variant="normal" fo:text-transform="none" fo:color="#212529" loext:opacity="100%" style:text-line-through-style="none" style:text-line-through-type="none" fo:font-size="13pt" fo:font-style="normal" style:text-underline-style="none" fo:font-weight="normal" officeooo:rsid="000498bb" officeooo:paragraph-rsid="000498bb" style:text-blinking="false" fo:background-color="transparent" style:font-size-asian="13pt" style:font-weight-asian="normal" style:font-size-complex="13pt" style:font-weight-complex="normal"/>
    </style:style>
    <style:style style:name="P8" style:family="paragraph" style:parent-style-name="Table_20_Contents">
      <style:text-properties fo:font-variant="normal" fo:text-transform="none" fo:color="#212529" loext:opacity="100%" style:text-line-through-style="none" style:text-line-through-type="none" fo:font-size="13pt" fo:font-style="normal" style:text-underline-style="none" fo:font-weight="bold" officeooo:rsid="0016cf7d" officeooo:paragraph-rsid="000498bb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able_20_Contents">
      <style:text-properties officeooo:rsid="000574ee" officeooo:paragraph-rsid="000574ee"/>
    </style:style>
    <style:style style:name="P10" style:family="paragraph" style:parent-style-name="Standard">
      <style:text-properties officeooo:rsid="000574ee"/>
    </style:style>
    <style:style style:name="P11" style:family="paragraph" style:parent-style-name="Table_20_Contents">
      <style:text-properties officeooo:paragraph-rsid="00045c30"/>
    </style:style>
    <style:style style:name="P12" style:family="paragraph" style:parent-style-name="Table_20_Contents">
      <style:text-properties officeooo:rsid="00045c30" officeooo:paragraph-rsid="00045c30"/>
    </style:style>
    <style:style style:name="P13" style:family="paragraph" style:parent-style-name="Table_20_Contents">
      <style:text-properties officeooo:rsid="00045c30" officeooo:paragraph-rsid="00080d11"/>
    </style:style>
    <style:style style:name="P14" style:family="paragraph" style:parent-style-name="Table_20_Contents">
      <style:text-properties officeooo:rsid="00045c30" officeooo:paragraph-rsid="000d74a6"/>
    </style:style>
    <style:style style:name="P15" style:family="paragraph" style:parent-style-name="Table_20_Contents">
      <style:text-properties officeooo:rsid="000498bb" officeooo:paragraph-rsid="000498bb"/>
    </style:style>
    <style:style style:name="P16" style:family="paragraph" style:parent-style-name="Table_20_Contents">
      <style:text-properties officeooo:rsid="000498bb" officeooo:paragraph-rsid="001738f9"/>
    </style:style>
    <style:style style:name="P17" style:family="paragraph" style:parent-style-name="Table_20_Contents">
      <style:text-properties officeooo:rsid="00080d11" officeooo:paragraph-rsid="00080d11"/>
    </style:style>
    <style:style style:name="P18" style:family="paragraph" style:parent-style-name="Table_20_Contents">
      <style:text-properties officeooo:rsid="00086f0a" officeooo:paragraph-rsid="00086f0a"/>
    </style:style>
    <style:style style:name="P19" style:family="paragraph" style:parent-style-name="Table_20_Contents">
      <style:text-properties officeooo:rsid="000bbd92" officeooo:paragraph-rsid="000bbd92"/>
    </style:style>
    <style:style style:name="P20" style:family="paragraph" style:parent-style-name="Table_20_Contents">
      <style:text-properties officeooo:rsid="000bbd92" officeooo:paragraph-rsid="000ecb98"/>
    </style:style>
    <style:style style:name="P21" style:family="paragraph" style:parent-style-name="Table_20_Contents">
      <style:text-properties officeooo:rsid="000c3058" officeooo:paragraph-rsid="000c3058"/>
    </style:style>
    <style:style style:name="P22" style:family="paragraph" style:parent-style-name="Table_20_Contents">
      <style:text-properties officeooo:rsid="000d74a6" officeooo:paragraph-rsid="000d74a6"/>
    </style:style>
    <style:style style:name="P23" style:family="paragraph" style:parent-style-name="Table_20_Contents">
      <style:text-properties officeooo:rsid="000d74a6" officeooo:paragraph-rsid="00116840"/>
    </style:style>
    <style:style style:name="P24" style:family="paragraph" style:parent-style-name="Table_20_Contents">
      <style:text-properties officeooo:rsid="000ecb98" officeooo:paragraph-rsid="000ecb98"/>
    </style:style>
    <style:style style:name="P25" style:family="paragraph" style:parent-style-name="Table_20_Contents">
      <style:text-properties officeooo:rsid="000ecb98" officeooo:paragraph-rsid="000f7fb9"/>
    </style:style>
    <style:style style:name="P26" style:family="paragraph" style:parent-style-name="Table_20_Contents">
      <style:text-properties officeooo:rsid="000ecb98" officeooo:paragraph-rsid="00116840"/>
    </style:style>
    <style:style style:name="P27" style:family="paragraph" style:parent-style-name="Table_20_Contents">
      <style:text-properties officeooo:rsid="000ecb98" officeooo:paragraph-rsid="001a8a51"/>
    </style:style>
    <style:style style:name="P28" style:family="paragraph" style:parent-style-name="Table_20_Contents">
      <style:text-properties officeooo:rsid="000f7fb9" officeooo:paragraph-rsid="000f7fb9"/>
    </style:style>
    <style:style style:name="P29" style:family="paragraph" style:parent-style-name="Table_20_Contents">
      <style:text-properties officeooo:rsid="00116840" officeooo:paragraph-rsid="00116840"/>
    </style:style>
    <style:style style:name="P30" style:family="paragraph" style:parent-style-name="Table_20_Contents">
      <style:text-properties officeooo:rsid="00116840" officeooo:paragraph-rsid="001bf667"/>
    </style:style>
    <style:style style:name="P31" style:family="paragraph" style:parent-style-name="Table_20_Contents">
      <style:text-properties officeooo:rsid="00116840" officeooo:paragraph-rsid="00220822"/>
    </style:style>
    <style:style style:name="P32" style:family="paragraph" style:parent-style-name="Table_20_Contents">
      <style:text-properties fo:language="fr" fo:country="FR" fo:font-weight="bold" officeooo:rsid="00116840" officeooo:paragraph-rsid="00116840" style:font-weight-asian="bold" style:font-weight-complex="bold"/>
    </style:style>
    <style:style style:name="P33" style:family="paragraph" style:parent-style-name="Table_20_Contents">
      <style:text-properties fo:language="fr" fo:country="FR" officeooo:rsid="0016cf7d" officeooo:paragraph-rsid="0016cf7d"/>
    </style:style>
    <style:style style:name="P34" style:family="paragraph" style:parent-style-name="Table_20_Contents">
      <style:text-properties officeooo:rsid="0016cf7d" officeooo:paragraph-rsid="0016cf7d"/>
    </style:style>
    <style:style style:name="P35" style:family="paragraph" style:parent-style-name="Table_20_Contents">
      <style:text-properties officeooo:rsid="00180373" officeooo:paragraph-rsid="00180373"/>
    </style:style>
    <style:style style:name="P36" style:family="paragraph" style:parent-style-name="Table_20_Contents">
      <style:text-properties officeooo:rsid="00198658" officeooo:paragraph-rsid="00198658"/>
    </style:style>
    <style:style style:name="P37" style:family="paragraph" style:parent-style-name="Table_20_Contents">
      <style:text-properties officeooo:paragraph-rsid="00198658"/>
    </style:style>
    <style:style style:name="P38" style:family="paragraph" style:parent-style-name="Table_20_Contents">
      <style:text-properties officeooo:rsid="001a8a51" officeooo:paragraph-rsid="001a8a51"/>
    </style:style>
    <style:style style:name="P39" style:family="paragraph" style:parent-style-name="Table_20_Contents">
      <style:text-properties officeooo:rsid="001b3171" officeooo:paragraph-rsid="001b3171"/>
    </style:style>
    <style:style style:name="P40" style:family="paragraph" style:parent-style-name="Table_20_Contents">
      <style:text-properties fo:font-weight="bold" officeooo:rsid="001b3171" officeooo:paragraph-rsid="001b3171" style:font-weight-asian="bold" style:font-weight-complex="bold"/>
    </style:style>
    <style:style style:name="P41" style:family="paragraph" style:parent-style-name="Table_20_Contents">
      <style:text-properties fo:font-weight="bold" officeooo:rsid="000bbd92" officeooo:paragraph-rsid="000bbd92" style:font-weight-asian="bold" style:font-weight-complex="bold"/>
    </style:style>
    <style:style style:name="P42" style:family="paragraph" style:parent-style-name="Table_20_Contents">
      <style:text-properties fo:font-weight="bold" officeooo:rsid="000d74a6" officeooo:paragraph-rsid="000d74a6" style:font-weight-asian="bold" style:font-weight-complex="bold"/>
    </style:style>
    <style:style style:name="P43" style:family="paragraph" style:parent-style-name="Table_20_Contents">
      <style:text-properties fo:font-weight="bold" officeooo:rsid="00116840" officeooo:paragraph-rsid="00116840" style:font-weight-asian="bold" style:font-weight-complex="bold"/>
    </style:style>
    <style:style style:name="P44" style:family="paragraph" style:parent-style-name="Table_20_Contents">
      <style:text-properties fo:font-weight="bold" officeooo:rsid="00180373" officeooo:paragraph-rsid="000498bb" style:font-weight-asian="bold" style:font-weight-complex="bold"/>
    </style:style>
    <style:style style:name="P45" style:family="paragraph" style:parent-style-name="Table_20_Contents">
      <style:text-properties fo:font-weight="bold" officeooo:rsid="00198658" officeooo:paragraph-rsid="00086f0a" style:font-weight-asian="bold" style:font-weight-complex="bold"/>
    </style:style>
    <style:style style:name="P46" style:family="paragraph" style:parent-style-name="Table_20_Contents">
      <style:text-properties fo:font-weight="bold" officeooo:rsid="0027d7bd" officeooo:paragraph-rsid="0027d7bd" style:font-weight-asian="bold" style:font-weight-complex="bold"/>
    </style:style>
    <style:style style:name="P47" style:family="paragraph" style:parent-style-name="Table_20_Contents">
      <style:text-properties officeooo:rsid="001bf667" officeooo:paragraph-rsid="001bf667"/>
    </style:style>
    <style:style style:name="P48" style:family="paragraph" style:parent-style-name="Table_20_Contents">
      <style:text-properties officeooo:rsid="001c137e" officeooo:paragraph-rsid="001c137e"/>
    </style:style>
    <style:style style:name="P49" style:family="paragraph" style:parent-style-name="Table_20_Contents">
      <style:text-properties officeooo:paragraph-rsid="00116840"/>
    </style:style>
    <style:style style:name="P50" style:family="paragraph" style:parent-style-name="Table_20_Contents">
      <style:text-properties officeooo:rsid="001d9424" officeooo:paragraph-rsid="001d9424"/>
    </style:style>
    <style:style style:name="P51" style:family="paragraph" style:parent-style-name="Table_20_Contents">
      <style:text-properties fo:font-weight="normal" officeooo:rsid="0027d7bd" officeooo:paragraph-rsid="0027d7bd" style:font-weight-asian="normal" style:font-weight-complex="normal"/>
    </style:style>
    <style:style style:name="P52" style:family="paragraph" style:parent-style-name="Table_20_Contents">
      <style:text-properties fo:font-weight="normal" officeooo:rsid="0027d7bd" officeooo:paragraph-rsid="0027e9f9" style:font-weight-asian="normal" style:font-weight-complex="normal"/>
    </style:style>
    <style:style style:name="P53" style:family="paragraph" style:parent-style-name="Table_20_Contents">
      <style:text-properties officeooo:rsid="0027e9f9" officeooo:paragraph-rsid="0027e9f9"/>
    </style:style>
    <style:style style:name="P54" style:family="paragraph" style:parent-style-name="Table_20_Contents">
      <style:text-properties officeooo:rsid="0028cb41" officeooo:paragraph-rsid="0028cb41"/>
    </style:style>
    <style:style style:name="P55" style:family="paragraph" style:parent-style-name="Table_20_Contents">
      <style:text-properties officeooo:rsid="0029ec8c" officeooo:paragraph-rsid="0029ec8c"/>
    </style:style>
    <style:style style:name="P56" style:family="paragraph" style:parent-style-name="Table_20_Contents">
      <style:text-properties officeooo:rsid="0029ec8c" officeooo:paragraph-rsid="002b4eaa"/>
    </style:style>
    <style:style style:name="P57" style:family="paragraph" style:parent-style-name="Table_20_Contents">
      <style:text-properties officeooo:rsid="002b4eaa" officeooo:paragraph-rsid="002b4eaa"/>
    </style:style>
    <style:style style:name="P58" style:family="paragraph" style:parent-style-name="Table_20_Contents">
      <style:text-properties fo:font-style="italic" officeooo:rsid="002b4eaa" officeooo:paragraph-rsid="002b4eaa" style:font-style-asian="italic" style:font-style-complex="italic"/>
    </style:style>
    <style:style style:name="P59" style:family="paragraph" style:parent-style-name="Table_20_Contents">
      <style:text-properties officeooo:rsid="000bbd92" officeooo:paragraph-rsid="000bbd92"/>
    </style:style>
    <style:style style:name="P60" style:family="paragraph" style:parent-style-name="Table_20_Contents">
      <style:text-properties officeooo:rsid="00116840" officeooo:paragraph-rsid="00116840"/>
    </style:style>
    <style:style style:name="T1" style:family="text">
      <style:text-properties officeooo:rsid="000574ee"/>
    </style:style>
    <style:style style:name="T2" style:family="text">
      <style:text-properties officeooo:rsid="00080d11"/>
    </style:style>
    <style:style style:name="T3" style:family="text">
      <style:text-properties officeooo:rsid="000bbd92"/>
    </style:style>
    <style:style style:name="T4" style:family="text">
      <style:text-properties officeooo:rsid="000d74a6"/>
    </style:style>
    <style:style style:name="T5" style:family="text">
      <style:text-properties officeooo:rsid="000ecb98"/>
    </style:style>
    <style:style style:name="T6" style:family="text">
      <style:text-properties officeooo:rsid="000f7fb9"/>
    </style:style>
    <style:style style:name="T7" style:family="text">
      <style:text-properties officeooo:rsid="00116840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127c0d"/>
    </style:style>
    <style:style style:name="T10" style:family="text">
      <style:text-properties fo:language="fr" fo:country="FR" officeooo:rsid="000574ee"/>
    </style:style>
    <style:style style:name="T11" style:family="text">
      <style:text-properties fo:language="fr" fo:country="FR" officeooo:rsid="00086f0a"/>
    </style:style>
    <style:style style:name="T12" style:family="text">
      <style:text-properties fo:language="fr" fo:country="FR" officeooo:rsid="00180373"/>
    </style:style>
    <style:style style:name="T13" style:family="text">
      <style:text-properties fo:language="fr" fo:country="FR" officeooo:rsid="001b3171"/>
    </style:style>
    <style:style style:name="T14" style:family="text">
      <style:text-properties fo:language="fr" fo:country="FR" officeooo:rsid="001bf667"/>
    </style:style>
    <style:style style:name="T15" style:family="text">
      <style:text-properties fo:language="fr" fo:country="FR" officeooo:rsid="001d9424"/>
    </style:style>
    <style:style style:name="T16" style:family="text">
      <style:text-properties fo:language="fr" fo:country="FR" officeooo:rsid="0016cf7d"/>
    </style:style>
    <style:style style:name="T17" style:family="text">
      <style:text-properties fo:language="fr" fo:country="FR" fo:font-weight="normal" officeooo:rsid="0027d7bd" style:font-weight-asian="normal" style:font-weight-complex="normal"/>
    </style:style>
    <style:style style:name="T18" style:family="text">
      <style:text-properties fo:language="fr" fo:country="FR" fo:font-weight="normal" officeooo:rsid="001738f9" style:font-weight-asian="normal" style:font-weight-complex="normal"/>
    </style:style>
    <style:style style:name="T19" style:family="text">
      <style:text-properties officeooo:rsid="001738f9"/>
    </style:style>
    <style:style style:name="T20" style:family="text">
      <style:text-properties officeooo:rsid="00180373"/>
    </style:style>
    <style:style style:name="T21" style:family="text">
      <style:text-properties officeooo:rsid="001a8a51"/>
    </style:style>
    <style:style style:name="T22" style:family="text">
      <style:text-properties officeooo:rsid="001bf667"/>
    </style:style>
    <style:style style:name="T23" style:family="text">
      <style:text-properties officeooo:rsid="001c137e"/>
    </style:style>
    <style:style style:name="T24" style:family="text">
      <style:text-properties officeooo:rsid="001d9424"/>
    </style:style>
    <style:style style:name="T25" style:family="text">
      <style:text-properties officeooo:rsid="001dc4b7"/>
    </style:style>
    <style:style style:name="T26" style:family="text">
      <style:text-properties officeooo:rsid="0023b28e"/>
    </style:style>
    <style:style style:name="T27" style:family="text">
      <style:text-properties officeooo:rsid="0025064c"/>
    </style:style>
    <style:style style:name="T28" style:family="text">
      <style:text-properties fo:font-weight="normal" officeooo:rsid="0027d7bd" style:font-weight-asian="normal" style:font-weight-complex="normal"/>
    </style:style>
    <style:style style:name="T29" style:family="text">
      <style:text-properties fo:font-weight="normal" officeooo:rsid="001738f9" style:font-weight-asian="normal" style:font-weight-complex="normal"/>
    </style:style>
    <style:style style:name="T30" style:family="text">
      <style:text-properties officeooo:rsid="002b4eaa"/>
    </style:style>
    <style:style style:name="T31" style:family="text">
      <style:text-properties officeooo:rsid="002b4f8b"/>
    </style:style>
    <style:style style:name="T32" style:family="text">
      <style:text-properties officeooo:rsid="002c04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<text:bookmark text:name="docs-internal-guid-3111b625-7fff-1bfe-ad2d-6ed2906d5708"/>Le dictionnaire des données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<text:bookmark text:name="docs-internal-guid-4e6bed80-7fff-a360-58e7-cc639b0cda19"/>Code mnémonique</text:p>
          </table:table-cell>
          <table:table-cell table:style-name="Table1.A1" office:value-type="string">
            <text:p text:style-name="P4"><text:bookmark text:name="docs-internal-guid-ef48539f-7fff-ee43-1096-739b29d2365e"/>Désignation</text:p>
          </table:table-cell>
          <table:table-cell table:style-name="Table1.A1" office:value-type="string">
            <text:p text:style-name="P2"><text:bookmark text:name="docs-internal-guid-ecf83181-7fff-3231-1ad0-edd874d5a1ce"/>Type</text:p>
          </table:table-cell>
          <table:table-cell table:style-name="Table1.A1" office:value-type="string">
            <text:p text:style-name="P5"><text:bookmark text:name="docs-internal-guid-fd4fbdbf-7fff-6fa7-ba5c-5dfd33b174aa1"/>Taille</text:p>
          </table:table-cell>
          <table:table-cell table:style-name="Table1.A1" office:value-type="string">
            <text:p text:style-name="P6">clé</text:p>
          </table:table-cell>
          <table:table-cell table:style-name="Table1.F1" office:value-type="string">
            <text:p text:style-name="P3"><text:bookmark text:name="docs-internal-guid-31777d39-7fff-caa8-7a72-bb0b416f5eda1"/>Remarque</text:p>
            <text:p text:style-name="P3"/>
          </table:table-cell>
        </table:table-row>
        <table:table-row>
          <table:table-cell table:style-name="Table1.A2" office:value-type="string">
            <text:p text:style-name="P8">Produit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id_produit</text:p>
          </table:table-cell>
          <table:table-cell table:style-name="Table1.A2" office:value-type="string">
            <text:p text:style-name="P34">Identifiant <text:span text:style-name="T8">numérique</text:span> d’un produit </text:p>
            <text:p text:style-name="P12"/>
          </table:table-cell>
          <table:table-cell table:style-name="Table1.A2" office:value-type="string">
            <text:p text:style-name="P55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PK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2">id_<text:span text:style-name="T19">c</text:span>atégorie</text:p>
          </table:table-cell>
          <table:table-cell table:style-name="Table1.A2" office:value-type="string">
            <text:p text:style-name="P53">Identifiant <text:s/><text:span text:style-name="T16">numérique </text:span><text:span text:style-name="T8">du </text:span><text:span text:style-name="T18">c</text:span><text:span text:style-name="T17">atégorie</text:span></text:p>
          </table:table-cell>
          <table:table-cell table:style-name="Table1.A2" office:value-type="string">
            <text:p text:style-name="P55">INT</text:p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>FK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produit_nom</text:p>
          </table:table-cell>
          <table:table-cell table:style-name="Table1.A2" office:value-type="string">
            <text:p text:style-name="P15">Nom d’<text:span text:style-name="T2">u</text:span>n produit</text:p>
            <text:p text:style-name="P15"/>
          </table:table-cell>
          <table:table-cell table:style-name="Table1.A2" office:value-type="string">
            <text:p text:style-name="P55">VA<text:span text:style-name="T30">R</text:span>CHAR</text:p>
          </table:table-cell>
          <table:table-cell table:style-name="Table1.A2" office:value-type="string">
            <text:p text:style-name="P57">100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produit_description_<text:span text:style-name="T8">détaillée</text:span></text:p>
          </table:table-cell>
          <table:table-cell table:style-name="Table1.A2" office:value-type="string">
            <text:p text:style-name="P33">Description détaillée d’un produit</text:p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P34">1000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produit_<text:span text:style-name="T9">prix_</text:span><text:span text:style-name="T12">unitaire</text:span></text:p>
          </table:table-cell>
          <table:table-cell table:style-name="Table1.A2" office:value-type="string">
            <text:p text:style-name="P15"><text:span text:style-name="T8">Prix</text:span> <text:span text:style-name="T8">unitaire</text:span> d’un produit</text:p>
            <text:p text:style-name="P15"/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produit_<text:span text:style-name="T11">stock_</text:span><text:span text:style-name="T15">q</text:span><text:span text:style-name="T8">uantité </text:span></text:p>
          </table:table-cell>
          <table:table-cell table:style-name="Table1.A2" office:value-type="string">
            <text:p text:style-name="P15"><text:span text:style-name="T8">Quantité</text:span> de <text:span text:style-name="T10">produits</text:span><text:span text:style-name="T1"> en stock</text:span></text:p>
            <text:p text:style-name="P15"/>
            <text:p text:style-name="P15"/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6"><text:span text:style-name="T19">c</text:span>atégorie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1">id_<text:span text:style-name="T19">c</text:span>atégorie</text:p>
            <text:p text:style-name="P51"/>
          </table:table-cell>
          <table:table-cell table:style-name="Table1.A2" office:value-type="string">
            <text:p text:style-name="P53">Identifiant <text:s/><text:span text:style-name="T16">numérique </text:span><text:span text:style-name="T8">du </text:span><text:span text:style-name="T18">c</text:span><text:span text:style-name="T17">atégorie</text:span></text:p>
          </table:table-cell>
          <table:table-cell table:style-name="Table1.A2" office:value-type="string">
            <text:p text:style-name="P55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7">PK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1"><text:span text:style-name="T19">c</text:span>atégorie_nom</text:p>
            <text:p text:style-name="P51"/>
          </table:table-cell>
          <table:table-cell table:style-name="Table1.A2" office:value-type="string">
            <text:p text:style-name="P54">Nom du <text:span text:style-name="T29">c</text:span><text:span text:style-name="T28">atégorie</text:span></text:p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4">Client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id_client</text:p>
            <text:p text:style-name="P17"/>
          </table:table-cell>
          <table:table-cell table:style-name="Table1.A2" office:value-type="string">
            <text:p text:style-name="P13">Identifiant numérique d’un client </text:p>
          </table:table-cell>
          <table:table-cell table:style-name="Table1.A2" office:value-type="string">
            <text:p text:style-name="P55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<text:span text:style-name="T20">P</text:span>K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client_nom</text:p>
          </table:table-cell>
          <table:table-cell table:style-name="Table1.A2" office:value-type="string">
            <text:p text:style-name="P17">Nom d'un client</text:p>
            <text:p text:style-name="P17"/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P35">20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Client_<text:span text:style-name="T8">prénom</text:span></text:p>
          </table:table-cell>
          <table:table-cell table:style-name="Table1.A2" office:value-type="string">
            <text:p text:style-name="P18"><text:span text:style-name="T8">Prénom</text:span> d’un client </text:p>
            <text:p text:style-name="P18"/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P35">20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client_<text:span text:style-name="T8">adresse</text:span></text:p>
          </table:table-cell>
          <table:table-cell table:style-name="Table1.A2" office:value-type="string">
            <text:p text:style-name="P18">Adresse complète du client </text:p>
            <text:p text:style-name="P18"><text:s text:c="2"/></text:p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P36">250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<text:span text:style-name="T8">Numéro</text:span>, rue, <text:span text:style-name="T8">ville</text:span>, code postal </text:p>
          </table:table-cell>
        </table:table-row>
        <table:table-row>
          <table:table-cell table:style-name="Table1.A2" office:value-type="string">
            <text:p text:style-name="P18">client_e-mail</text:p>
          </table:table-cell>
          <table:table-cell table:style-name="Table1.A2" office:value-type="string">
            <text:p text:style-name="P18"><text:span text:style-name="T8">Adresse</text:span> e-mail d’un client</text:p>
            <text:p text:style-name="P18"/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P36">150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36">Unique</text:p>
          </table:table-cell>
        </table:table-row>
        <table:table-row>
          <table:table-cell table:style-name="Table1.A2" office:value-type="string">
            <text:p text:style-name="P18">client_password</text:p>
          </table:table-cell>
          <table:table-cell table:style-name="Table1.A2" office:value-type="string">
            <text:p text:style-name="P18">Mot de passe du client stocké de manière sécurisée</text:p>
          </table:table-cell>
          <table:table-cell table:style-name="Table1.A2" office:value-type="string">
            <text:p text:style-name="P56">VA<text:span text:style-name="T30">R</text:span>CHAR</text:p>
            <text:p text:style-name="P1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36">Haché</text:p>
          </table:table-cell>
        </table:table-row>
        <table:table-row>
          <table:table-cell table:style-name="Table1.A2" office:value-type="string">
            <text:p text:style-name="P45">Image produit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18">Id_<text:span text:style-name="T3">image</text:span></text:p>
          </table:table-cell>
          <table:table-cell table:style-name="Table1.A2" office:value-type="string">
            <text:p text:style-name="P19">Identifiant unique de <text:span text:style-name="T8">l’image</text:span></text:p>
            <text:p text:style-name="P19"/>
          </table:table-cell>
          <table:table-cell table:style-name="Table1.A2" office:value-type="string">
            <text:p text:style-name="P57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PK</text:p>
          </table:table-cell>
          <table:table-cell table:style-name="Table1.F2" office:value-type="string">
            <text:p text:style-name="P11"/>
          </table:table-cell>
        </table:table-row>
        <text:soft-page-break/>
        <table:table-row>
          <table:table-cell table:style-name="Table1.A2" office:value-type="string">
            <text:p text:style-name="P19">id_produit</text:p>
            <text:p text:style-name="P19"/>
          </table:table-cell>
          <table:table-cell table:style-name="Table1.A2" office:value-type="string">
            <text:p text:style-name="P19">Identifiant du produit <text:span text:style-name="T8">associé</text:span> </text:p>
            <text:p text:style-name="P19"/>
          </table:table-cell>
          <table:table-cell table:style-name="Table1.A2" office:value-type="string">
            <text:p text:style-name="P57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FK</text:p>
          </table:table-cell>
          <table:table-cell table:style-name="Table1.F2" office:value-type="string">
            <text:p text:style-name="P11">Référence à `id_produit` </text:p>
          </table:table-cell>
        </table:table-row>
        <table:table-row table:style-name="Table1.22">
          <table:table-cell table:style-name="Table1.A2" office:value-type="string">
            <text:p text:style-name="P19">image_<text:span text:style-name="T24">url_i</text:span>mage</text:p>
          </table:table-cell>
          <table:table-cell table:style-name="Table1.A2" office:value-type="string">
            <text:p text:style-name="P19">Lien vers l’image</text:p>
            <text:p text:style-name="P19"/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P36">225</text:p>
          </table:table-cell>
          <table:table-cell table:style-name="Table1.A2" office:value-type="string">
            <text:p text:style-name="P21"/>
          </table:table-cell>
          <table:table-cell table:style-name="Table1.F2" office:value-type="string">
            <text:p text:style-name="P11"/>
          </table:table-cell>
        </table:table-row>
        <table:table-row table:style-name="Table1.22">
          <table:table-cell table:style-name="Table1.A2" office:value-type="string">
            <text:p text:style-name="P41">Commande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2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2">id_commande</text:p>
          </table:table-cell>
          <table:table-cell table:style-name="Table1.A2" office:value-type="string">
            <text:p text:style-name="P24">Identifiant unique de la commande</text:p>
          </table:table-cell>
          <table:table-cell table:style-name="Table1.A2" office:value-type="string">
            <text:p text:style-name="P57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PK</text:p>
            <text:p text:style-name="P22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2">id_client</text:p>
          </table:table-cell>
          <table:table-cell table:style-name="Table1.A2" office:value-type="string">
            <text:p text:style-name="P14">Identifiant numérique d’un client </text:p>
          </table:table-cell>
          <table:table-cell table:style-name="Table1.A2" office:value-type="string">
            <text:p text:style-name="P57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FK</text:p>
            <text:p text:style-name="P22"/>
          </table:table-cell>
          <table:table-cell table:style-name="Table1.F2" office:value-type="string">
            <text:p text:style-name="P11">Référence à `id_client</text:p>
          </table:table-cell>
        </table:table-row>
        <table:table-row>
          <table:table-cell table:style-name="Table1.A2" office:value-type="string">
            <text:p text:style-name="P22">commande_date_commande</text:p>
            <text:p text:style-name="P22"/>
          </table:table-cell>
          <table:table-cell table:style-name="Table1.A2" office:value-type="string">
            <text:p text:style-name="P22">Date de la commande</text:p>
          </table:table-cell>
          <table:table-cell table:style-name="Table1.A2" office:value-type="string">
            <text:p text:style-name="P22">date</text:p>
          </table:table-cell>
          <table:table-cell table:style-name="Table1.A2" office:value-type="string">
            <text:p text:style-name="P22">10</text:p>
          </table:table-cell>
          <table:table-cell table:style-name="Table1.A2" office:value-type="string">
            <text:p text:style-name="P22"/>
          </table:table-cell>
          <table:table-cell table:style-name="Table1.F2" office:value-type="string">
            <text:p text:style-name="P22"><text:span text:style-name="T21">F</text:span>ormat AAAA-JJ-MM</text:p>
          </table:table-cell>
        </table:table-row>
        <table:table-row>
          <table:table-cell table:style-name="Table1.A2" office:value-type="string">
            <text:p text:style-name="P22">commande_status</text:p>
          </table:table-cell>
          <table:table-cell table:style-name="Table1.A2" office:value-type="string">
            <text:p text:style-name="P22">Status de la commande</text:p>
          </table:table-cell>
          <table:table-cell table:style-name="Table1.A2" office:value-type="string">
            <text:p text:style-name="P56">VA<text:span text:style-name="T30">R</text:span>CHAR</text:p>
            <text:p text:style-name="P22"/>
            <text:p text:style-name="P22"/>
          </table:table-cell>
          <table:table-cell table:style-name="Table1.A2" office:value-type="string">
            <text:p text:style-name="P38">50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>Ex: en attente, expédiée </text:p>
          </table:table-cell>
        </table:table-row>
        <table:table-row>
          <table:table-cell table:style-name="Table1.A2" office:value-type="string">
            <text:p text:style-name="P42">Détail Commande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7">id_d<text:span text:style-name="T4">étail_</text:span><text:span text:style-name="T31">commande</text:span></text:p>
          </table:table-cell>
          <table:table-cell table:style-name="Table1.A2" office:value-type="string">
            <text:p text:style-name="P24">Identifiant de la ligne de commande</text:p>
            <text:p text:style-name="P24"/>
          </table:table-cell>
          <table:table-cell table:style-name="Table1.A2" office:value-type="string">
            <text:p text:style-name="P57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PK</text:p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4">id_commande</text:p>
          </table:table-cell>
          <table:table-cell table:style-name="Table1.A2" office:value-type="string">
            <text:p text:style-name="P24">Identifiant unique de la commande</text:p>
            <text:p text:style-name="P24"/>
          </table:table-cell>
          <table:table-cell table:style-name="Table1.A2" office:value-type="string">
            <text:p text:style-name="P57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FK</text:p>
          </table:table-cell>
          <table:table-cell table:style-name="Table1.F2" office:value-type="string">
            <text:p text:style-name="P11">Référence à `id_commande`</text:p>
          </table:table-cell>
        </table:table-row>
        <table:table-row>
          <table:table-cell table:style-name="Table1.A2" office:value-type="string">
            <text:p text:style-name="P24">id_produit</text:p>
          </table:table-cell>
          <table:table-cell table:style-name="Table1.A2" office:value-type="string">
            <text:p text:style-name="P20">Identifiant <text:s/>d’un produit</text:p>
            <text:p text:style-name="P20"/>
          </table:table-cell>
          <table:table-cell table:style-name="Table1.A2" office:value-type="string">
            <text:p text:style-name="P57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FK</text:p>
          </table:table-cell>
          <table:table-cell table:style-name="Table1.F2" office:value-type="string">
            <text:p text:style-name="P11">Référence à `id_produit` </text:p>
          </table:table-cell>
        </table:table-row>
        <table:table-row>
          <table:table-cell table:style-name="Table1.A2" office:value-type="string">
            <text:p text:style-name="P24">d<text:span text:style-name="T4">étail_</text:span>commande_<text:span text:style-name="T8">quantité</text:span></text:p>
          </table:table-cell>
          <table:table-cell table:style-name="Table1.A2" office:value-type="string">
            <text:p text:style-name="P24">Quantité commandée </text:p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4">d<text:span text:style-name="T4">étail_</text:span>commande_<text:span text:style-name="T6">prix_</text:span><text:span text:style-name="T21">u</text:span>nitaire</text:p>
          </table:table-cell>
          <table:table-cell table:style-name="Table1.A2" office:value-type="string">
            <text:p text:style-name="P28"><text:span text:style-name="T8">Prix</text:span> <text:span text:style-name="T8">unitaire</text:span> <text:span text:style-name="T8">au</text:span> moment de la commande</text:p>
            <text:p text:style-name="P28"/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40">Paiement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8">id_<text:span text:style-name="T8">paiement</text:span></text:p>
          </table:table-cell>
          <table:table-cell table:style-name="Table1.A2" office:value-type="string">
            <text:p text:style-name="P28">Identifiant unique <text:span text:style-name="T8">du</text:span> <text:span text:style-name="T8">paiement</text:span></text:p>
          </table:table-cell>
          <table:table-cell table:style-name="Table1.A2" office:value-type="string">
            <text:p text:style-name="P57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8">PK</text:p>
            <text:p text:style-name="P28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8">id_commande</text:p>
          </table:table-cell>
          <table:table-cell table:style-name="Table1.A2" office:value-type="string">
            <text:p text:style-name="P25">Identifiant unique de la commande</text:p>
            <text:p text:style-name="P25"/>
          </table:table-cell>
          <table:table-cell table:style-name="Table1.A2" office:value-type="string">
            <text:p text:style-name="P57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8">FK</text:p>
          </table:table-cell>
          <table:table-cell table:style-name="Table1.F2" office:value-type="string">
            <text:p text:style-name="P11">Référence à `id_commande` </text:p>
          </table:table-cell>
        </table:table-row>
        <table:table-row>
          <table:table-cell table:style-name="Table1.A2" office:value-type="string">
            <text:p text:style-name="P28"><text:span text:style-name="T8">paiement</text:span>_<text:span text:style-name="T8">montant</text:span></text:p>
          </table:table-cell>
          <table:table-cell table:style-name="Table1.A2" office:value-type="string">
            <text:p text:style-name="P39">Montant à payer </text:p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 table:style-name="Table1.38">
          <table:table-cell table:style-name="Table1.A2" office:value-type="string">
            <text:p text:style-name="P28"><text:span text:style-name="T13">p</text:span><text:span text:style-name="T8">aiement</text:span>_status</text:p>
          </table:table-cell>
          <table:table-cell table:style-name="Table1.A2" office:value-type="string">
            <text:p text:style-name="P28">Statut du paiement</text:p>
            <text:p text:style-name="P28"/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P39">50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39">Ex: réussi, échoué</text:p>
          </table:table-cell>
        </table:table-row>
        <table:table-row table:style-name="Table1.38">
          <table:table-cell table:style-name="Table1.A2" office:value-type="string">
            <text:p text:style-name="P32">Expédition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11"/>
          </table:table-cell>
        </table:table-row>
        <table:table-row table:style-name="Table1.38">
          <table:table-cell table:style-name="Table1.A2" office:value-type="string">
            <text:p text:style-name="P29">id_expedition</text:p>
          </table:table-cell>
          <table:table-cell table:style-name="Table1.A2" office:value-type="string">
            <text:p text:style-name="P29">Identifiant unique de l’expedition</text:p>
            <text:p text:style-name="P29"/>
          </table:table-cell>
          <table:table-cell table:style-name="Table1.A2" office:value-type="string">
            <text:p text:style-name="P57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9">PK</text:p>
          </table:table-cell>
          <table:table-cell table:style-name="Table1.F2" office:value-type="string">
            <text:p text:style-name="P11"/>
          </table:table-cell>
        </table:table-row>
        <table:table-row table:style-name="Table1.38">
          <table:table-cell table:style-name="Table1.A2" office:value-type="string">
            <text:p text:style-name="P29">id_commande</text:p>
          </table:table-cell>
          <table:table-cell table:style-name="Table1.A2" office:value-type="string">
            <text:p text:style-name="P26">Identifiant unique de la commande</text:p>
            <text:p text:style-name="P26"><text:soft-page-break/></text:p>
          </table:table-cell>
          <table:table-cell table:style-name="Table1.A2" office:value-type="string">
            <text:p text:style-name="P57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9">FK</text:p>
          </table:table-cell>
          <table:table-cell table:style-name="Table1.F2" office:value-type="string">
            <text:p text:style-name="P11">Référence à `id_commande`</text:p>
          </table:table-cell>
        </table:table-row>
        <table:table-row table:style-name="Table1.38">
          <table:table-cell table:style-name="Table1.A2" office:value-type="string">
            <text:p text:style-name="P30">expedition_<text:span text:style-name="T8">adresse</text:span>_<text:span text:style-name="T22">l</text:span>ivraison_<text:span text:style-name="T14">numéro</text:span><text:span text:style-name="T22"> </text:span></text:p>
          </table:table-cell>
          <table:table-cell table:style-name="Table1.A2" office:value-type="string">
            <text:p text:style-name="P26"><text:span text:style-name="T8">Numéro</text:span> de rue (livraison) </text:p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P48">10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11"/>
          </table:table-cell>
        </table:table-row>
        <table:table-row table:style-name="Table1.38">
          <table:table-cell table:style-name="Table1.A2" office:value-type="string">
            <text:p text:style-name="P29">expedition_adresse_<text:span text:style-name="T22">l</text:span>ivraison_<text:span text:style-name="T22">r</text:span>ue</text:p>
          </table:table-cell>
          <table:table-cell table:style-name="Table1.A2" office:value-type="string">
            <text:p text:style-name="P29">Rue de livraison </text:p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P47">10<text:span text:style-name="T23">0</text:span></text:p>
          </table:table-cell>
          <table:table-cell table:style-name="Table1.A2" office:value-type="string">
            <text:p text:style-name="P47"/>
          </table:table-cell>
          <table:table-cell table:style-name="Table1.F2" office:value-type="string">
            <text:p text:style-name="P11"/>
          </table:table-cell>
        </table:table-row>
        <table:table-row table:style-name="Table1.38">
          <table:table-cell table:style-name="Table1.A2" office:value-type="string">
            <text:p text:style-name="P29">expedition_adresse_<text:span text:style-name="T23">l</text:span>ivraison_<text:span text:style-name="T23">v</text:span>ille</text:p>
          </table:table-cell>
          <table:table-cell table:style-name="Table1.A2" office:value-type="string">
            <text:p text:style-name="P29">Ville de livraison</text:p>
          </table:table-cell>
          <table:table-cell table:style-name="Table1.A2" office:value-type="string">
            <text:p text:style-name="P56">VA<text:span text:style-name="T30">R</text:span>CHAR</text:p>
            <text:p text:style-name="P29"/>
          </table:table-cell>
          <table:table-cell table:style-name="Table1.A2" office:value-type="string">
            <text:p text:style-name="P48">100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 table:style-name="Table1.45">
          <table:table-cell table:style-name="Table1.A2" office:value-type="string">
            <text:p text:style-name="P29">expedition_adresse_<text:span text:style-name="T23">l</text:span>ivraison_<text:span text:style-name="T23">c</text:span>ode_postal</text:p>
          </table:table-cell>
          <table:table-cell table:style-name="Table1.A2" office:value-type="string">
            <text:p text:style-name="P29">Code postal <text:span text:style-name="T23">de</text:span> livraison</text:p>
            <text:p text:style-name="P29"/>
            <text:p text:style-name="P29"/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P48">10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 table:style-name="Table1.38">
          <table:table-cell table:style-name="Table1.A2" office:value-type="string">
            <text:p text:style-name="P29">expedition_adresse_<text:span text:style-name="T23">l</text:span>ivraison-<text:span text:style-name="T23">p</text:span>ays</text:p>
          </table:table-cell>
          <table:table-cell table:style-name="Table1.A2" office:value-type="string">
            <text:p text:style-name="P29">Pays de livraison</text:p>
            <text:p text:style-name="P29"/>
            <text:p text:style-name="P29"/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P48">100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 table:style-name="Table1.38">
          <table:table-cell table:style-name="Table1.A2" office:value-type="string">
            <text:p text:style-name="P29">expedition_date_<text:span text:style-name="T23">e</text:span>xpedition</text:p>
          </table:table-cell>
          <table:table-cell table:style-name="Table1.A2" office:value-type="string">
            <text:p text:style-name="P29">Date d’expedition</text:p>
          </table:table-cell>
          <table:table-cell table:style-name="Table1.A2" office:value-type="string">
            <text:p text:style-name="P29">Date</text:p>
          </table:table-cell>
          <table:table-cell table:style-name="Table1.A2" office:value-type="string">
            <text:p text:style-name="P29">10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23"><text:span text:style-name="T23">F</text:span>ormat AAAA-JJ-MM</text:p>
          </table:table-cell>
        </table:table-row>
        <table:table-row table:style-name="Table1.38">
          <table:table-cell table:style-name="Table1.A2" office:value-type="string">
            <text:p text:style-name="P49"><text:span text:style-name="T7">expedition_date_</text:span><text:span text:style-name="T24">l</text:span><text:span text:style-name="T7">ivraison_</text:span>estimée</text:p>
            <text:p text:style-name="P29"/>
          </table:table-cell>
          <table:table-cell table:style-name="Table1.A2" office:value-type="string">
            <text:p text:style-name="P29">Date estimee de livraison</text:p>
          </table:table-cell>
          <table:table-cell table:style-name="Table1.A2" office:value-type="string">
            <text:p text:style-name="P29">Date</text:p>
          </table:table-cell>
          <table:table-cell table:style-name="Table1.A2" office:value-type="string">
            <text:p text:style-name="P29">10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29"><text:span text:style-name="T23">F</text:span>ormat AAAA-JJ-MM</text:p>
          </table:table-cell>
        </table:table-row>
        <table:table-row table:style-name="Table1.38">
          <table:table-cell table:style-name="Table1.A2" office:value-type="string">
            <text:p text:style-name="P29"><text:span text:style-name="T24">e</text:span>xpedition_status</text:p>
          </table:table-cell>
          <table:table-cell table:style-name="Table1.A2" office:value-type="string">
            <text:p text:style-name="P29">Status d’expedition</text:p>
            <text:p text:style-name="P29"/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P50">50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>Ex: en transit, <text:span text:style-name="T8">livrée</text:span> </text:p>
          </table:table-cell>
        </table:table-row>
        <table:table-row table:style-name="Table1.38">
          <table:table-cell table:style-name="Table1.A2" office:value-type="string">
            <text:p text:style-name="P43">Détail <text:span text:style-name="T8">Expédition</text:span>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 table:style-name="Table1.38">
          <table:table-cell table:style-name="Table1.A2" office:value-type="string">
            <text:p text:style-name="P29">id_detai<text:span text:style-name="T24">l_</text:span><text:span text:style-name="T25">e</text:span>xpedition</text:p>
          </table:table-cell>
          <table:table-cell table:style-name="Table1.A2" office:value-type="string">
            <text:p text:style-name="P29">Identifiant unique de la ligne d’expedition</text:p>
            <text:p text:style-name="P29"/>
          </table:table-cell>
          <table:table-cell table:style-name="Table1.A2" office:value-type="string">
            <text:p text:style-name="P58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9">PK</text:p>
          </table:table-cell>
          <table:table-cell table:style-name="Table1.F2" office:value-type="string">
            <text:p text:style-name="P11"/>
          </table:table-cell>
        </table:table-row>
        <table:table-row table:style-name="Table1.38">
          <table:table-cell table:style-name="Table1.A2" office:value-type="string">
            <text:p text:style-name="P29">id_expedition</text:p>
          </table:table-cell>
          <table:table-cell table:style-name="Table1.A2" office:value-type="string">
            <text:p text:style-name="P29">Identifiant unique de l’expedition</text:p>
            <text:p text:style-name="P29"/>
          </table:table-cell>
          <table:table-cell table:style-name="Table1.A2" office:value-type="string">
            <text:p text:style-name="P57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9">FK</text:p>
          </table:table-cell>
          <table:table-cell table:style-name="Table1.F2" office:value-type="string">
            <text:p text:style-name="P11">Référence à `id_expedition` </text:p>
          </table:table-cell>
        </table:table-row>
        <table:table-row table:style-name="Table1.38">
          <table:table-cell table:style-name="Table1.A2" office:value-type="string">
            <text:p text:style-name="P31"><text:span text:style-name="T32">i</text:span>d_<text:span text:style-name="T5">d</text:span><text:span text:style-name="T4">étail_</text:span><text:span text:style-name="T27">commande</text:span></text:p>
          </table:table-cell>
          <table:table-cell table:style-name="Table1.A2" office:value-type="string">
            <text:p text:style-name="P24">Identifiant de la ligne de commande</text:p>
            <text:p text:style-name="P24"/>
          </table:table-cell>
          <table:table-cell table:style-name="Table1.A2" office:value-type="string">
            <text:p text:style-name="P57">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9">FK</text:p>
          </table:table-cell>
          <table:table-cell table:style-name="Table1.F2" office:value-type="string">
            <text:p text:style-name="P11">Référence à `id_detail`</text:p>
          </table:table-cell>
        </table:table-row>
        <table:table-row table:style-name="Table1.38">
          <table:table-cell table:style-name="Table1.A2" office:value-type="string">
            <text:p text:style-name="P29">detail_<text:span text:style-name="T26">e</text:span>xpedition_<text:span text:style-name="T8">quantité_</text:span><text:span text:style-name="T15">e</text:span><text:span text:style-name="T8">xpédiée</text:span></text:p>
            <text:p text:style-name="P29"/>
          </table:table-cell>
          <table:table-cell table:style-name="Table1.A2" office:value-type="string">
            <text:p text:style-name="P50">Quantité expédiée </text:p>
          </table:table-cell>
          <table:table-cell table:style-name="Table1.A2" office:value-type="string">
            <text:p text:style-name="P56">VA<text:span text:style-name="T30">R</text:span>CHAR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</table:table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tillium Web" svg:font-family="'Titillium Web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8:29:18.669161823</meta:creation-date>
    <meta:editing-duration>PT3H48M28S</meta:editing-duration>
    <meta:editing-cycles>9</meta:editing-cycles>
    <meta:generator>LibreOffice/7.3.7.2$Linux_X86_64 LibreOffice_project/30$Build-2</meta:generator>
    <dc:date>2025-03-07T14:19:49.315635817</dc:date>
    <meta:document-statistic meta:table-count="1" meta:image-count="0" meta:object-count="0" meta:page-count="3" meta:paragraph-count="202" meta:word-count="371" meta:character-count="2825" meta:non-whitespace-character-count="2630"/>
  </office:meta>
</office:document-meta>
</file>